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728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0839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3681in"/>
    </style:style>
    <style:style style:name="co9" style:family="table-column">
      <style:table-column-properties fo:break-before="auto" style:column-width="0.9791in"/>
    </style:style>
    <style:style style:name="co10" style:family="table-column">
      <style:table-column-properties fo:break-before="auto" style:column-width="0.8075in"/>
    </style:style>
    <style:style style:name="co11" style:family="table-column">
      <style:table-column-properties fo:break-before="auto" style:column-width="1.96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498in"/>
    </style:style>
    <style:style style:name="co14" style:family="table-column">
      <style:table-column-properties fo:break-before="auto" style:column-width="0.4728in"/>
    </style:style>
    <style:style style:name="co15" style:family="table-column">
      <style:table-column-properties fo:break-before="auto" style:column-width="0.8161in"/>
    </style:style>
    <style:style style:name="co16" style:family="table-column">
      <style:table-column-properties fo:break-before="auto" style:column-width="2.1291in"/>
    </style:style>
    <style:style style:name="co17" style:family="table-column">
      <style:table-column-properties fo:break-before="auto" style:column-width="0.5846in"/>
    </style:style>
    <style:style style:name="co18" style:family="table-column">
      <style:table-column-properties fo:break-before="auto" style:column-width="0.5161in"/>
    </style:style>
    <style:style style:name="co19" style:family="table-column">
      <style:table-column-properties fo:break-before="auto" style:column-width="0.5327in"/>
    </style:style>
    <style:style style:name="co20" style:family="table-column">
      <style:table-column-properties fo:break-before="auto" style:column-width="0.3701in"/>
    </style:style>
    <style:style style:name="co21" style:family="table-column">
      <style:table-column-properties fo:break-before="auto" style:column-width="1.0563in"/>
    </style:style>
    <style:style style:name="co22" style:family="table-column">
      <style:table-column-properties fo:break-before="auto" style:column-width="0.8673in"/>
    </style:style>
    <style:style style:name="co23" style:family="table-column">
      <style:table-column-properties fo:break-before="auto" style:column-width="1.9311in"/>
    </style:style>
    <style:style style:name="co24" style:family="table-column">
      <style:table-column-properties fo:break-before="auto" style:column-width="2.1457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2">
      <style:table-cell-properties fo:background-color="#ffbf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7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2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mp-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3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(bits)</text:p>
          </table:table-cell>
          <table:table-cell office:value-type="string" calcext:value-type="string">
            <text:p>(padding)</text:p>
          </table:table-cell>
          <table:table-cell office:value-type="string" calcext:value-type="string">
            <text:p>(scenario)</text:p>
          </table:table-cell>
          <table:table-cell office:value-type="string" calcext:value-type="string">
            <text:p>(seed)</text:p>
          </table:table-cell>
          <table:table-cell office:value-type="string" calcext:value-type="string">
            <text:p>(size)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Units</text:p>
          </table:table-cell>
          <table:table-cell/>
          <table:table-cell office:value-type="string" calcext:value-type="string">
            <text:p>RATIO Radix / DPQS</text:p>
          </table:table-cell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31238611" calcext:value-type="float">
            <text:p>31238611</text:p>
          </table:table-cell>
          <table:table-cell office:value-type="string" calcext:value-type="string">
            <text:p>±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037605998" calcext:value-type="float">
            <text:p>2037605998</text:p>
          </table:table-cell>
          <table:table-cell office:value-type="string" calcext:value-type="string">
            <text:p>±</text:p>
          </table:table-cell>
          <table:table-cell office:value-type="float" office:value="73016357" calcext:value-type="float">
            <text:p>7301635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863920458" calcext:value-type="float">
            <text:p>863920458</text:p>
          </table:table-cell>
          <table:table-cell office:value-type="string" calcext:value-type="string">
            <text:p>±</text:p>
          </table:table-cell>
          <table:table-cell office:value-type="float" office:value="24191974" calcext:value-type="float">
            <text:p>24191974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32217203" calcext:value-type="float">
            <text:p>1032217203</text:p>
          </table:table-cell>
          <table:table-cell office:value-type="string" calcext:value-type="string">
            <text:p>±</text:p>
          </table:table-cell>
          <table:table-cell office:value-type="float" office:value="32328023" calcext:value-type="float">
            <text:p>32328023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29239027" calcext:value-type="float">
            <text:p>129239027</text:p>
          </table:table-cell>
          <table:table-cell office:value-type="string" calcext:value-type="string">
            <text:p>±</text:p>
          </table:table-cell>
          <table:table-cell office:value-type="float" office:value="1755546" calcext:value-type="float">
            <text:p>1755546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55164797" calcext:value-type="float">
            <text:p>55164797</text:p>
          </table:table-cell>
          <table:table-cell office:value-type="string" calcext:value-type="string">
            <text:p>±</text:p>
          </table:table-cell>
          <table:table-cell office:value-type="float" office:value="429594" calcext:value-type="float">
            <text:p>429594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45041550" calcext:value-type="float">
            <text:p>45041550</text:p>
          </table:table-cell>
          <table:table-cell office:value-type="string" calcext:value-type="string">
            <text:p>±</text:p>
          </table:table-cell>
          <table:table-cell office:value-type="float" office:value="155082" calcext:value-type="float">
            <text:p>155082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35093263" calcext:value-type="float">
            <text:p>35093263</text:p>
          </table:table-cell>
          <table:table-cell office:value-type="string" calcext:value-type="string">
            <text:p>±</text:p>
          </table:table-cell>
          <table:table-cell office:value-type="float" office:value="288323" calcext:value-type="float">
            <text:p>288323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038202941" calcext:value-type="float">
            <text:p>2038202941</text:p>
          </table:table-cell>
          <table:table-cell office:value-type="string" calcext:value-type="string">
            <text:p>±</text:p>
          </table:table-cell>
          <table:table-cell office:value-type="float" office:value="70859009" calcext:value-type="float">
            <text:p>70859009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863519587" calcext:value-type="float">
            <text:p>863519587</text:p>
          </table:table-cell>
          <table:table-cell office:value-type="string" calcext:value-type="string">
            <text:p>±</text:p>
          </table:table-cell>
          <table:table-cell office:value-type="float" office:value="26677088" calcext:value-type="float">
            <text:p>26677088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32421020" calcext:value-type="float">
            <text:p>1032421020</text:p>
          </table:table-cell>
          <table:table-cell office:value-type="string" calcext:value-type="string">
            <text:p>±</text:p>
          </table:table-cell>
          <table:table-cell office:value-type="float" office:value="33317939" calcext:value-type="float">
            <text:p>33317939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2036953067" calcext:value-type="float">
            <text:p>2036953067</text:p>
          </table:table-cell>
          <table:table-cell office:value-type="string" calcext:value-type="string">
            <text:p>±</text:p>
          </table:table-cell>
          <table:table-cell office:value-type="float" office:value="66219288" calcext:value-type="float">
            <text:p>66219288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75902123" calcext:value-type="float">
            <text:p>175902123</text:p>
          </table:table-cell>
          <table:table-cell office:value-type="string" calcext:value-type="string">
            <text:p>±</text:p>
          </table:table-cell>
          <table:table-cell office:value-type="float" office:value="5961427" calcext:value-type="float">
            <text:p>5961427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office:value-type="string" calcext:value-type="string">
            <text:p>RadixSortBenchmark.arraysSor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44824267" calcext:value-type="float">
            <text:p>44824267</text:p>
          </table:table-cell>
          <table:table-cell office:value-type="string" calcext:value-type="string">
            <text:p>±</text:p>
          </table:table-cell>
          <table:table-cell office:value-type="float" office:value="265304" calcext:value-type="float">
            <text:p>265304</text:p>
          </table:table-cell>
          <table:table-cell office:value-type="string" calcext:value-type="string">
            <text:p>ops/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331534" calcext:value-type="float">
            <text:p>69331534</text:p>
          </table:table-cell>
          <table:table-cell office:value-type="string" calcext:value-type="string">
            <text:p>±</text:p>
          </table:table-cell>
          <table:table-cell office:value-type="float" office:value="1160718" calcext:value-type="float">
            <text:p>1160718</text:p>
          </table:table-cell>
          <table:table-cell office:value-type="string" calcext:value-type="string">
            <text:p>ops/s</text:p>
          </table:table-cell>
          <table:table-cell table:style-name="ce4" table:formula="of:=100*[.I17]/[.I2]" office:value-type="float" office:value="221.94179504332" calcext:value-type="float">
            <text:p>221.94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526288" calcext:value-type="float">
            <text:p>65526288</text:p>
          </table:table-cell>
          <table:table-cell office:value-type="string" calcext:value-type="string">
            <text:p>±</text:p>
          </table:table-cell>
          <table:table-cell office:value-type="float" office:value="1156001" calcext:value-type="float">
            <text:p>1156001</text:p>
          </table:table-cell>
          <table:table-cell office:value-type="string" calcext:value-type="string">
            <text:p>ops/s</text:p>
          </table:table-cell>
          <table:table-cell table:style-name="ce4" table:formula="of:=100*[.I18]/[.I3]" office:value-type="float" office:value="3.21584683517407" calcext:value-type="float">
            <text:p>3.22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755248" calcext:value-type="float">
            <text:p>65755248</text:p>
          </table:table-cell>
          <table:table-cell office:value-type="string" calcext:value-type="string">
            <text:p>±</text:p>
          </table:table-cell>
          <table:table-cell office:value-type="float" office:value="348897" calcext:value-type="float">
            <text:p>348897</text:p>
          </table:table-cell>
          <table:table-cell office:value-type="string" calcext:value-type="string">
            <text:p>ops/s</text:p>
          </table:table-cell>
          <table:table-cell table:style-name="ce4" table:formula="of:=100*[.I19]/[.I4]" office:value-type="float" office:value="7.61126182290268" calcext:value-type="float">
            <text:p>7.61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537508" calcext:value-type="float">
            <text:p>65537508</text:p>
          </table:table-cell>
          <table:table-cell office:value-type="string" calcext:value-type="string">
            <text:p>±</text:p>
          </table:table-cell>
          <table:table-cell office:value-type="float" office:value="829451" calcext:value-type="float">
            <text:p>829451</text:p>
          </table:table-cell>
          <table:table-cell office:value-type="string" calcext:value-type="string">
            <text:p>ops/s</text:p>
          </table:table-cell>
          <table:table-cell table:formula="of:=100*[.I20]/[.I5]" office:value-type="float" office:value="6.34919741790043" calcext:value-type="float">
            <text:p>6.35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8816667" calcext:value-type="float">
            <text:p>68816667</text:p>
          </table:table-cell>
          <table:table-cell office:value-type="string" calcext:value-type="string">
            <text:p>±</text:p>
          </table:table-cell>
          <table:table-cell office:value-type="float" office:value="3004246" calcext:value-type="float">
            <text:p>3004246</text:p>
          </table:table-cell>
          <table:table-cell office:value-type="string" calcext:value-type="string">
            <text:p>ops/s</text:p>
          </table:table-cell>
          <table:table-cell table:formula="of:=100*[.I21]/[.I6]" office:value-type="float" office:value="53.2475898321333" calcext:value-type="float">
            <text:p>53.25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9344836" calcext:value-type="float">
            <text:p>69344836</text:p>
          </table:table-cell>
          <table:table-cell office:value-type="string" calcext:value-type="string">
            <text:p>±</text:p>
          </table:table-cell>
          <table:table-cell office:value-type="float" office:value="600464" calcext:value-type="float">
            <text:p>600464</text:p>
          </table:table-cell>
          <table:table-cell office:value-type="string" calcext:value-type="string">
            <text:p>ops/s</text:p>
          </table:table-cell>
          <table:table-cell table:style-name="ce4" table:formula="of:=100*[.I22]/[.I7]" office:value-type="float" office:value="125.704869357174" calcext:value-type="float">
            <text:p>125.70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764610" calcext:value-type="float">
            <text:p>65764610</text:p>
          </table:table-cell>
          <table:table-cell office:value-type="string" calcext:value-type="string">
            <text:p>±</text:p>
          </table:table-cell>
          <table:table-cell office:value-type="float" office:value="1213667" calcext:value-type="float">
            <text:p>1213667</text:p>
          </table:table-cell>
          <table:table-cell office:value-type="string" calcext:value-type="string">
            <text:p>ops/s</text:p>
          </table:table-cell>
          <table:table-cell table:style-name="ce4" table:formula="of:=100*[.I23]/[.I8]" office:value-type="float" office:value="146.008763019923" calcext:value-type="float">
            <text:p>146.01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4367002" calcext:value-type="float">
            <text:p>74367002</text:p>
          </table:table-cell>
          <table:table-cell office:value-type="string" calcext:value-type="string">
            <text:p>±</text:p>
          </table:table-cell>
          <table:table-cell office:value-type="float" office:value="1237454" calcext:value-type="float">
            <text:p>1237454</text:p>
          </table:table-cell>
          <table:table-cell office:value-type="string" calcext:value-type="string">
            <text:p>ops/s</text:p>
          </table:table-cell>
          <table:table-cell table:style-name="ce4" table:formula="of:=100*[.I24]/[.I9]" office:value-type="float" office:value="211.912474482638" calcext:value-type="float">
            <text:p>211.91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957095" calcext:value-type="float">
            <text:p>65957095</text:p>
          </table:table-cell>
          <table:table-cell office:value-type="string" calcext:value-type="string">
            <text:p>±</text:p>
          </table:table-cell>
          <table:table-cell office:value-type="float" office:value="747197" calcext:value-type="float">
            <text:p>747197</text:p>
          </table:table-cell>
          <table:table-cell office:value-type="string" calcext:value-type="string">
            <text:p>ops/s</text:p>
          </table:table-cell>
          <table:table-cell table:style-name="ce4" table:formula="of:=100*[.I25]/[.I10]" office:value-type="float" office:value="3.23604159690004" calcext:value-type="float">
            <text:p>3.24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527251" calcext:value-type="float">
            <text:p>65527251</text:p>
          </table:table-cell>
          <table:table-cell office:value-type="string" calcext:value-type="string">
            <text:p>±</text:p>
          </table:table-cell>
          <table:table-cell office:value-type="float" office:value="620679" calcext:value-type="float">
            <text:p>620679</text:p>
          </table:table-cell>
          <table:table-cell office:value-type="string" calcext:value-type="string">
            <text:p>ops/s</text:p>
          </table:table-cell>
          <table:table-cell table:style-name="ce4" table:formula="of:=100*[.I26]/[.I11]" office:value-type="float" office:value="7.58839197008278" calcext:value-type="float">
            <text:p>7.59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764119" calcext:value-type="float">
            <text:p>65764119</text:p>
          </table:table-cell>
          <table:table-cell office:value-type="string" calcext:value-type="string">
            <text:p>±</text:p>
          </table:table-cell>
          <table:table-cell office:value-type="float" office:value="251692" calcext:value-type="float">
            <text:p>251692</text:p>
          </table:table-cell>
          <table:table-cell office:value-type="string" calcext:value-type="string">
            <text:p>ops/s</text:p>
          </table:table-cell>
          <table:table-cell table:formula="of:=100*[.I27]/[.I12]" office:value-type="float" office:value="6.36989345683799" calcext:value-type="float">
            <text:p>6.37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3831256" calcext:value-type="float">
            <text:p>73831256</text:p>
          </table:table-cell>
          <table:table-cell office:value-type="string" calcext:value-type="string">
            <text:p>±</text:p>
          </table:table-cell>
          <table:table-cell office:value-type="float" office:value="2611525" calcext:value-type="float">
            <text:p>2611525</text:p>
          </table:table-cell>
          <table:table-cell office:value-type="string" calcext:value-type="string">
            <text:p>ops/s</text:p>
          </table:table-cell>
          <table:table-cell table:style-name="ce4" table:formula="of:=100*[.I28]/[.I13]" office:value-type="float" office:value="3.62459288807954" calcext:value-type="float">
            <text:p>3.62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74206373" calcext:value-type="float">
            <text:p>74206373</text:p>
          </table:table-cell>
          <table:table-cell office:value-type="string" calcext:value-type="string">
            <text:p>±</text:p>
          </table:table-cell>
          <table:table-cell office:value-type="float" office:value="573201" calcext:value-type="float">
            <text:p>573201</text:p>
          </table:table-cell>
          <table:table-cell office:value-type="string" calcext:value-type="string">
            <text:p>ops/s</text:p>
          </table:table-cell>
          <table:table-cell table:formula="of:=100*[.I29]/[.I14]" office:value-type="float" office:value="42.186172477293" calcext:value-type="float">
            <text:p>42.19</text:p>
          </table:table-cell>
        </table:table-row>
        <table:table-row table:style-name="ro1">
          <table:table-cell office:value-type="string" calcext:value-type="string">
            <text:p>RadixSortBenchmark.basicBuff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65772884" calcext:value-type="float">
            <text:p>65772884</text:p>
          </table:table-cell>
          <table:table-cell office:value-type="string" calcext:value-type="string">
            <text:p>±</text:p>
          </table:table-cell>
          <table:table-cell office:value-type="float" office:value="771659" calcext:value-type="float">
            <text:p>771659</text:p>
          </table:table-cell>
          <table:table-cell office:value-type="string" calcext:value-type="string">
            <text:p>ops/s</text:p>
          </table:table-cell>
          <table:table-cell table:style-name="ce4" table:formula="of:=100*[.I30]/[.I15]" office:value-type="float" office:value="146.734990669228" calcext:value-type="float">
            <text:p>146.73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AVG:</text:p>
          </table:table-cell>
          <table:table-cell table:style-name="ce5" table:formula="of:=AVERAGE([.M17:.M30])" office:value-type="float" office:value="70.4094200621133" calcext:value-type="float">
            <text:p>70.41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4848164" calcext:value-type="float">
            <text:p>94848164</text:p>
          </table:table-cell>
          <table:table-cell office:value-type="string" calcext:value-type="string">
            <text:p>±</text:p>
          </table:table-cell>
          <table:table-cell office:value-type="float" office:value="2654495" calcext:value-type="float">
            <text:p>2654495</text:p>
          </table:table-cell>
          <table:table-cell office:value-type="string" calcext:value-type="string">
            <text:p>ops/s</text:p>
          </table:table-cell>
          <table:table-cell table:style-name="ce4" table:formula="of:=100*[.I32]/[.I2]" office:value-type="float" office:value="303.62478024391" calcext:value-type="float">
            <text:p>303.62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48477471" calcext:value-type="float">
            <text:p>148477471</text:p>
          </table:table-cell>
          <table:table-cell office:value-type="string" calcext:value-type="string">
            <text:p>±</text:p>
          </table:table-cell>
          <table:table-cell office:value-type="float" office:value="575437" calcext:value-type="float">
            <text:p>575437</text:p>
          </table:table-cell>
          <table:table-cell office:value-type="string" calcext:value-type="string">
            <text:p>ops/s</text:p>
          </table:table-cell>
          <table:table-cell table:style-name="ce4" table:formula="of:=100*[.I33]/[.I3]" office:value-type="float" office:value="7.28685875216981" calcext:value-type="float">
            <text:p>7.29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48276545" calcext:value-type="float">
            <text:p>148276545</text:p>
          </table:table-cell>
          <table:table-cell office:value-type="string" calcext:value-type="string">
            <text:p>±</text:p>
          </table:table-cell>
          <table:table-cell office:value-type="float" office:value="527162" calcext:value-type="float">
            <text:p>527162</text:p>
          </table:table-cell>
          <table:table-cell office:value-type="string" calcext:value-type="string">
            <text:p>ops/s</text:p>
          </table:table-cell>
          <table:table-cell table:style-name="ce4" table:formula="of:=100*[.I34]/[.I4]" office:value-type="float" office:value="17.1632172414651" calcext:value-type="float">
            <text:p>17.16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48168362" calcext:value-type="float">
            <text:p>148168362</text:p>
          </table:table-cell>
          <table:table-cell office:value-type="string" calcext:value-type="string">
            <text:p>±</text:p>
          </table:table-cell>
          <table:table-cell office:value-type="float" office:value="675283" calcext:value-type="float">
            <text:p>675283</text:p>
          </table:table-cell>
          <table:table-cell office:value-type="string" calcext:value-type="string">
            <text:p>ops/s</text:p>
          </table:table-cell>
          <table:table-cell table:formula="of:=100*[.I35]/[.I5]" office:value-type="float" office:value="14.3543782809828" calcext:value-type="float">
            <text:p>14.35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4864942" calcext:value-type="float">
            <text:p>94864942</text:p>
          </table:table-cell>
          <table:table-cell office:value-type="string" calcext:value-type="string">
            <text:p>±</text:p>
          </table:table-cell>
          <table:table-cell office:value-type="float" office:value="2307756" calcext:value-type="float">
            <text:p>2307756</text:p>
          </table:table-cell>
          <table:table-cell office:value-type="string" calcext:value-type="string">
            <text:p>ops/s</text:p>
          </table:table-cell>
          <table:table-cell table:formula="of:=100*[.I36]/[.I6]" office:value-type="float" office:value="73.4027052060675" calcext:value-type="float">
            <text:p>73.40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0785240" calcext:value-type="float">
            <text:p>100785240</text:p>
          </table:table-cell>
          <table:table-cell office:value-type="string" calcext:value-type="string">
            <text:p>±</text:p>
          </table:table-cell>
          <table:table-cell office:value-type="float" office:value="3555855" calcext:value-type="float">
            <text:p>3555855</text:p>
          </table:table-cell>
          <table:table-cell office:value-type="string" calcext:value-type="string">
            <text:p>ops/s</text:p>
          </table:table-cell>
          <table:table-cell table:style-name="ce4" table:formula="of:=100*[.I37]/[.I7]" office:value-type="float" office:value="182.698469823065" calcext:value-type="float">
            <text:p>182.70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7272669" calcext:value-type="float">
            <text:p>97272669</text:p>
          </table:table-cell>
          <table:table-cell office:value-type="string" calcext:value-type="string">
            <text:p>±</text:p>
          </table:table-cell>
          <table:table-cell office:value-type="float" office:value="2509352" calcext:value-type="float">
            <text:p>2509352</text:p>
          </table:table-cell>
          <table:table-cell office:value-type="string" calcext:value-type="string">
            <text:p>ops/s</text:p>
          </table:table-cell>
          <table:table-cell table:style-name="ce4" table:formula="of:=100*[.I38]/[.I8]" office:value-type="float" office:value="215.962081677917" calcext:value-type="float">
            <text:p>215.96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FORM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12642833" calcext:value-type="float">
            <text:p>112642833</text:p>
          </table:table-cell>
          <table:table-cell office:value-type="string" calcext:value-type="string">
            <text:p>±</text:p>
          </table:table-cell>
          <table:table-cell office:value-type="float" office:value="2841109" calcext:value-type="float">
            <text:p>2841109</text:p>
          </table:table-cell>
          <table:table-cell office:value-type="string" calcext:value-type="string">
            <text:p>ops/s</text:p>
          </table:table-cell>
          <table:table-cell table:style-name="ce4" table:formula="of:=100*[.I39]/[.I9]" office:value-type="float" office:value="320.981360439467" calcext:value-type="float">
            <text:p>320.98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41057849" calcext:value-type="float">
            <text:p>141057849</text:p>
          </table:table-cell>
          <table:table-cell office:value-type="string" calcext:value-type="string">
            <text:p>±</text:p>
          </table:table-cell>
          <table:table-cell office:value-type="float" office:value="251163" calcext:value-type="float">
            <text:p>251163</text:p>
          </table:table-cell>
          <table:table-cell office:value-type="string" calcext:value-type="string">
            <text:p>ops/s</text:p>
          </table:table-cell>
          <table:table-cell table:style-name="ce4" table:formula="of:=100*[.I40]/[.I10]" office:value-type="float" office:value="6.92069696115702" calcext:value-type="float">
            <text:p>6.92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TIGUOUS_REVERSE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41045683" calcext:value-type="float">
            <text:p>141045683</text:p>
          </table:table-cell>
          <table:table-cell office:value-type="string" calcext:value-type="string">
            <text:p>±</text:p>
          </table:table-cell>
          <table:table-cell office:value-type="float" office:value="659623" calcext:value-type="float">
            <text:p>659623</text:p>
          </table:table-cell>
          <table:table-cell office:value-type="string" calcext:value-type="string">
            <text:p>ops/s</text:p>
          </table:table-cell>
          <table:table-cell table:style-name="ce4" table:formula="of:=100*[.I41]/[.I11]" office:value-type="float" office:value="16.3338139775166" calcext:value-type="float">
            <text:p>16.33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CONTIGUOUS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48188610" calcext:value-type="float">
            <text:p>148188610</text:p>
          </table:table-cell>
          <table:table-cell office:value-type="string" calcext:value-type="string">
            <text:p>±</text:p>
          </table:table-cell>
          <table:table-cell office:value-type="float" office:value="620985" calcext:value-type="float">
            <text:p>620985</text:p>
          </table:table-cell>
          <table:table-cell office:value-type="string" calcext:value-type="string">
            <text:p>ops/s</text:p>
          </table:table-cell>
          <table:table-cell table:formula="of:=100*[.I42]/[.I12]" office:value-type="float" office:value="14.3535057044848" calcext:value-type="float">
            <text:p>14.35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9164878" calcext:value-type="float">
            <text:p>109164878</text:p>
          </table:table-cell>
          <table:table-cell office:value-type="string" calcext:value-type="string">
            <text:p>±</text:p>
          </table:table-cell>
          <table:table-cell office:value-type="float" office:value="2689265" calcext:value-type="float">
            <text:p>2689265</text:p>
          </table:table-cell>
          <table:table-cell office:value-type="string" calcext:value-type="string">
            <text:p>ops/s</text:p>
          </table:table-cell>
          <table:table-cell table:style-name="ce4" table:formula="of:=100*[.I43]/[.I13]" office:value-type="float" office:value="5.35922401789928" calcext:value-type="float">
            <text:p>5.36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MOST_SORT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109597236" calcext:value-type="float">
            <text:p>109597236</text:p>
          </table:table-cell>
          <table:table-cell office:value-type="string" calcext:value-type="string">
            <text:p>±</text:p>
          </table:table-cell>
          <table:table-cell office:value-type="float" office:value="3333305" calcext:value-type="float">
            <text:p>3333305</text:p>
          </table:table-cell>
          <table:table-cell office:value-type="string" calcext:value-type="string">
            <text:p>ops/s</text:p>
          </table:table-cell>
          <table:table-cell table:formula="of:=100*[.I44]/[.I14]" office:value-type="float" office:value="62.3058062806894" calcext:value-type="float">
            <text:p>62.31</text:p>
          </table:table-cell>
        </table:table-row>
        <table:table-row table:style-name="ro1">
          <table:table-cell office:value-type="string" calcext:value-type="string">
            <text:p>RadixSortBenchmark.unrollOnePassSkipLevelsBufferWithDetectio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rpt</text:p>
          </table:table-cell>
          <table:table-cell office:value-type="float" office:value="5" calcext:value-type="float">
            <text:p>5</text:p>
          </table:table-cell>
          <table:table-cell office:value-type="float" office:value="97186700" calcext:value-type="float">
            <text:p>97186700</text:p>
          </table:table-cell>
          <table:table-cell office:value-type="string" calcext:value-type="string">
            <text:p>±</text:p>
          </table:table-cell>
          <table:table-cell office:value-type="float" office:value="3438879" calcext:value-type="float">
            <text:p>3438879</text:p>
          </table:table-cell>
          <table:table-cell office:value-type="string" calcext:value-type="string">
            <text:p>ops/s</text:p>
          </table:table-cell>
          <table:table-cell table:style-name="ce4" table:formula="of:=100*[.I45]/[.I15]" office:value-type="float" office:value="216.817153975993" calcext:value-type="float">
            <text:p>216.82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AVG:</text:p>
          </table:table-cell>
          <table:table-cell table:style-name="ce5" table:formula="of:=AVERAGE([.M32:.M45])" office:value-type="float" office:value="104.111718041627" calcext:value-type="float">
            <text:p>104.11</text:p>
          </table:table-cell>
        </table:table-row>
        <table:table-row table:style-name="ro1" table:number-rows-repeated="104852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JDK 11 vs 15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(bits)</text:p>
          </table:table-cell>
          <table:table-cell table:style-name="ce1" office:value-type="string" calcext:value-type="string">
            <text:p>(padding)</text:p>
          </table:table-cell>
          <table:table-cell table:style-name="ce1" office:value-type="string" calcext:value-type="string">
            <text:p>(scenario)</text:p>
          </table:table-cell>
          <table:table-cell table:style-name="ce1" office:value-type="string" calcext:value-type="string">
            <text:p>(seed)</text:p>
          </table:table-cell>
          <table:table-cell table:style-name="ce1" office:value-type="string" calcext:value-type="string">
            <text:p>(size)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Units</text:p>
          </table:table-cell>
          <table:table-cell table:style-name="ce1"/>
          <table:table-cell table:style-name="ce3" office:value-type="string" calcext:value-type="string">
            <text:p>JDK</text:p>
          </table:table-cell>
          <table:table-cell office:value-type="string" calcext:value-type="string">
            <text:p>RATIO JDK 15 / JDK 11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851182" calcext:value-type="float">
            <text:p>60851182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617008" calcext:value-type="float">
            <text:p>617008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2]/[.I17]" office:value-type="float" office:value="194.794774966147" calcext:value-type="float">
            <text:p>194.79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97503264" calcext:value-type="float">
            <text:p>2697503264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0320483" calcext:value-type="float">
            <text:p>10320483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3]/[.I18]" office:value-type="float" office:value="132.38591104697" calcext:value-type="float">
            <text:p>132.39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_REVER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9548371" calcext:value-type="float">
            <text:p>969548371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615865" calcext:value-type="float">
            <text:p>615865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4]/[.I19]" office:value-type="float" office:value="112.226578502902" calcext:value-type="float">
            <text:p>112.23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9174124" calcext:value-type="float">
            <text:p>219174124</text:p>
          </table:table-cell>
          <table:table-cell table:style-name="ce6" office:value-type="string" calcext:value-type="string">
            <text:p>±</text:p>
          </table:table-cell>
          <table:table-cell table:style-name="ce6" office:value-type="float" office:value="1065642" calcext:value-type="float">
            <text:p>1065642</text:p>
          </table:table-cell>
          <table:table-cell table:style-name="ce6" office:value-type="string" calcext:value-type="string">
            <text:p>ops/s</text:p>
          </table:table-cell>
          <table:table-cell table:style-name="ce4" office:value-type="float" office:value="15" calcext:value-type="float">
            <text:p>15.00</text:p>
          </table:table-cell>
          <table:table-cell table:style-name="ce8" table:formula="of:=100*[.I5]/[.I20]" office:value-type="float" office:value="21.2333337753915" calcext:value-type="float">
            <text:p>21.23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4480485" calcext:value-type="float">
            <text:p>194480485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991017" calcext:value-type="float">
            <text:p>1991017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6]/[.I21]" office:value-type="float" office:value="150.481235826698" calcext:value-type="float">
            <text:p>150.48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MOST_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3449755" calcext:value-type="float">
            <text:p>73449755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709002" calcext:value-type="float">
            <text:p>709002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7]/[.I22]" office:value-type="float" office:value="133.146062333919" calcext:value-type="float">
            <text:p>133.15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462292" calcext:value-type="float">
            <text:p>59462292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636922" calcext:value-type="float">
            <text:p>636922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8]/[.I23]" office:value-type="float" office:value="132.016531402672" calcext:value-type="float">
            <text:p>132.02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558248" calcext:value-type="float">
            <text:p>64558248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249467" calcext:value-type="float">
            <text:p>249467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9]/[.I24]" office:value-type="float" office:value="183.961941641049" calcext:value-type="float">
            <text:p>183.96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99305611" calcext:value-type="float">
            <text:p>2699305611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0047061" calcext:value-type="float">
            <text:p>10047061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10]/[.I25]" office:value-type="float" office:value="132.435566483662" calcext:value-type="float">
            <text:p>132.44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_REVER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69070782" calcext:value-type="float">
            <text:p>969070782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322200" calcext:value-type="float">
            <text:p>322200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11]/[.I26]" office:value-type="float" office:value="112.223370099421" calcext:value-type="float">
            <text:p>112.22</text:p>
          </table:table-cell>
        </table:table-row>
        <table:table-row table:style-name="ro1">
          <table:table-cell table:style-name="ce6" office:value-type="string" calcext:value-type="string">
            <text:p>RadixSortBenchmark.arraysSor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LMOST_CONTIGUOU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thrp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7443889" calcext:value-type="float">
            <text:p>217443889</text:p>
          </table:table-cell>
          <table:table-cell table:style-name="ce6" office:value-type="string" calcext:value-type="string">
            <text:p>±</text:p>
          </table:table-cell>
          <table:table-cell table:style-name="ce6" office:value-type="float" office:value="636065" calcext:value-type="float">
            <text:p>636065</text:p>
          </table:table-cell>
          <table:table-cell table:style-name="ce6" office:value-type="string" calcext:value-type="string">
            <text:p>ops/s</text:p>
          </table:table-cell>
          <table:table-cell table:style-name="ce4" office:value-type="float" office:value="15" calcext:value-type="float">
            <text:p>15.00</text:p>
          </table:table-cell>
          <table:table-cell table:style-name="ce8" table:formula="of:=100*[.I12]/[.I27]" office:value-type="float" office:value="21.061551904474" calcext:value-type="float">
            <text:p>21.06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93540420" calcext:value-type="float">
            <text:p>2693540420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606879" calcext:value-type="float">
            <text:p>1606879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13]/[.I28]" office:value-type="float" office:value="132.233798786882" calcext:value-type="float">
            <text:p>132.23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MOST_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5582451" calcext:value-type="float">
            <text:p>295582451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598826" calcext:value-type="float">
            <text:p>1598826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14]/[.I29]" office:value-type="float" office:value="168.038023622944" calcext:value-type="float">
            <text:p>168.04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8865885" calcext:value-type="float">
            <text:p>58865885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4432021" calcext:value-type="float">
            <text:p>4432021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5" calcext:value-type="float">
            <text:p>15.00</text:p>
          </table:table-cell>
          <table:table-cell table:formula="of:=100*[.I15]/[.I30]" office:value-type="float" office:value="131.325928876874" calcext:value-type="float">
            <text:p>131.33</text:p>
          </table:table-cell>
        </table:table-row>
        <table:table-row table:style-name="ro1">
          <table:table-cell table:number-columns-repeated="12"/>
          <table:table-cell table:style-name="ce2" office:value-type="string" calcext:value-type="string">
            <text:p>AVG:</text:p>
          </table:table-cell>
          <table:table-cell table:style-name="ce5" table:formula="of:=AVERAGE([.N2:.N15])" office:value-type="float" office:value="125.540329233572" calcext:value-type="float">
            <text:p>125.54</text:p>
          </table:table-cell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1238611" calcext:value-type="float">
            <text:p>31238611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68299" calcext:value-type="float">
            <text:p>68299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7605998" calcext:value-type="float">
            <text:p>2037605998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73016357" calcext:value-type="float">
            <text:p>73016357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_REVER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3920458" calcext:value-type="float">
            <text:p>863920458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24191974" calcext:value-type="float">
            <text:p>24191974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MOST_CONTIGU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32217203" calcext:value-type="float">
            <text:p>1032217203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32328023" calcext:value-type="float">
            <text:p>32328023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9239027" calcext:value-type="float">
            <text:p>129239027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755546" calcext:value-type="float">
            <text:p>1755546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MOST_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5164797" calcext:value-type="float">
            <text:p>55164797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429594" calcext:value-type="float">
            <text:p>429594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041550" calcext:value-type="float">
            <text:p>45041550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155082" calcext:value-type="float">
            <text:p>155082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NIFOR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093263" calcext:value-type="float">
            <text:p>35093263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288323" calcext:value-type="float">
            <text:p>288323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8202941" calcext:value-type="float">
            <text:p>2038202941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70859009" calcext:value-type="float">
            <text:p>70859009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NTIGUOUS_REVERS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63519587" calcext:value-type="float">
            <text:p>863519587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26677088" calcext:value-type="float">
            <text:p>26677088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MOST_CONTIGUOU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32421020" calcext:value-type="float">
            <text:p>1032421020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33317939" calcext:value-type="float">
            <text:p>33317939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36953067" calcext:value-type="float">
            <text:p>2036953067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66219288" calcext:value-type="float">
            <text:p>66219288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MOST_SORT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5902123" calcext:value-type="float">
            <text:p>175902123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5961427" calcext:value-type="float">
            <text:p>5961427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style-name="ce1" office:value-type="string" calcext:value-type="string">
            <text:p>RadixSortBenchmark.arraysSo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thrp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824267" calcext:value-type="float">
            <text:p>44824267</text:p>
          </table:table-cell>
          <table:table-cell table:style-name="ce1" office:value-type="string" calcext:value-type="string">
            <text:p>±</text:p>
          </table:table-cell>
          <table:table-cell table:style-name="ce1" office:value-type="float" office:value="265304" calcext:value-type="float">
            <text:p>265304</text:p>
          </table:table-cell>
          <table:table-cell table:style-name="ce1" office:value-type="string" calcext:value-type="string">
            <text:p>ops/s</text:p>
          </table:table-cell>
          <table:table-cell table:style-name="ce3" office:value-type="float" office:value="11" calcext:value-type="float">
            <text:p>11.00</text:p>
          </table:table-cell>
          <table:table-cell/>
        </table:table-row>
        <table:table-row table:style-name="ro1">
          <table:table-cell table:number-columns-repeated="12"/>
          <table:table-cell table:style-name="ce3"/>
          <table:table-cell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1T15:59:25.894272581</dc:date>
    <meta:editing-duration>PT5M54S</meta:editing-duration>
    <meta:editing-cycles>2</meta:editing-cycles>
    <meta:document-statistic meta:table-count="2" meta:cell-count="941" meta:object-count="0"/>
  </office:meta>
</office:document-meta>
</file>